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OO</text:p>
      <text:p text:style-name="P2">Design Orientado a Objet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Estevão Cristino</text:p>
      <text:p text:style-name="P2">Gabriel Pacheco</text:p>
      <text:p text:style-name="P2">João Pedro Rodrigues</text:p>
      <text:p text:style-name="P2">Pedro Henrique Coimbr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Goiânia, 20 de setembro de 2018</text:p>
      <text:list xml:id="list8062067363929868151" text:style-name="WWNum6">
        <text:list-item>
          <text:p text:style-name="P4">Por que DOO?<text:line-break/>Sempre que iniciamos o desenvolvimento de um software, estamos buscando a </text:p>
        </text:list-item>
      </text:list>
      <text:p text:style-name="P12">resolução de algum problema ou de uma situação do mundo real. Por conta disso, a missão de representar essa solução de forma a ser entendida por um computador se torna complexa e onerosa. Porém, o mercado sempre busca representar estes cenários da forma mais detalhada e próxima da realidade possível. Sendo assim, faz-se necessária a utilização de métodos que facilitem esta representação. Sendo o Design Orientado a Objetos uma delas.</text:p>
      <text:p text:style-name="P13"><text:line-break/></text:p>
      <text:list xml:id="list152615435701649" text:continue-numbering="true" text:style-name="WWNum6">
        <text:list-item>
          <text:p text:style-name="P4">Conceitos de Orientação a Objetos</text:p>
        </text:list-item>
      </text:list>
      <text:p text:style-name="P13">São 5 os conceitos essenciais deste tipo de design, obtidos através das próprias características de implementação da linguagem utilizada, também orientada a objetos:</text:p>
      <text:p text:style-name="P1"><text:soft-page-break/></text:p>
      <text:list xml:id="list4041944110605964666" text:style-name="WWNum8">
        <text:list-item>
          <text:p text:style-name="P5">Objeto:</text:p>
        </text:list-item>
      </text:list>
      <text:p text:style-name="P1"/>
      <text:list xml:id="list5893257899732875564" text:style-name="WWNum1">
        <text:list-item>
          <text:p text:style-name="P6">Proteção da Informação: habilidade de proteger componentes do objeto de entidades externas, normalmente viabilizado através da utilização de keywords similares ao “private”.</text:p>
        </text:list-item>
      </text:list>
      <text:p text:style-name="P1"/>
      <text:list xml:id="list3599776975091662172" text:style-name="WWNum4">
        <text:list-item>
          <text:p text:style-name="P7">Herança: habilidade de uma classe de extender ou sobrescrever a funcionalidade de outra classe, tendo esta subclasse criada uma porção derivada da superclasse original.</text:p>
        </text:list-item>
      </text:list>
      <text:p text:style-name="P1"/>
      <text:list xml:id="list2706768478272043598" text:style-name="WWNum2">
        <text:list-item>
          <text:p text:style-name="P8">Interface:</text:p>
        </text:list-item>
      </text:list>
      <text:p text:style-name="P1"/>
      <text:list xml:id="list5102599229008331810" text:style-name="WWNum3">
        <text:list-item>
          <text:p text:style-name="P9">Polimorfismo: habilidade de repor um objeto pelos seus subobjetos </text:p>
        </text:list-item>
      </text:list>
      <text:p text:style-name="P1"/>
      <text:list xml:id="list7752700229380729189" text:style-name="WWNum7">
        <text:list-item>
          <text:p text:style-name="P10">Conceitos de Design e Desenvolvimento</text:p>
        </text:list-item>
      </text:list>
      <text:p text:style-name="P1"/>
      <text:list xml:id="list3058066702060138352" text:style-name="WWNum5">
        <text:list-item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19" meta:word-count="204" meta:character-count="1324" meta:non-whitespace-character-count="1143"/>
    <meta:generator>LibreOfficeDev/5.1.0.3$Linux_X86_64 LibreOffice_project/</meta:generator>
  </office:meta>
</office:document-meta>
</file>